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1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2.245cm" style:use-optimal-column-width="false"/>
    </style:style>
    <style:style style:name="co3" style:family="table-column">
      <style:table-column-properties style:column-width="2.269cm" style:use-optimal-column-width="false"/>
    </style:style>
    <style:style style:name="ro1" style:family="table-row">
      <style:table-row-properties style:row-height="1.353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1cm" svg:height="12.4cm" svg:x="4.3cm" svg:y="6.3cm">
          <draw:text-box>
            <text:p text:style-name="P1">1.-N= 5</text:p>
            <text:p text:style-name="P1">2.- indice = 0</text:p>
            <text:p text:style-name="P1">3.- limite n-1</text:p>
            <text:p text:style-name="P1">4.- while (limite&gt;0)</text:p>
            <text:p text:style-name="P1">5.- while (indice&lt; limite)</text:p>
            <text:p text:style-name="P1">6.- Si (Aindice&lt; Aindice + 1)</text:p>
            <text:p text:style-name="P1">7.-pivote= Aindice + 1</text:p>
            <text:p text:style-name="P1">8.- Aindice + 1 = Aindice</text:p>
            <text:p text:style-name="P1">9.-Aindice = pivote</text:p>
            <text:p text:style-name="P1">10.- indice = indice + 1</text:p>
            <text:p text:style-name="P1">11.- limite = limite – 1</text:p>
            <text:p text:style-name="P1">12.- limite = 0</text:p>
            <text:p text:style-name="P1"/>
          </draw:text-box>
        </draw:frame>
        <draw:frame draw:style-name="gr2" draw:layer="layout" svg:width="13.7cm" svg:height="2.387cm" svg:x="4.4cm" svg:y="2.6cm">
          <draw:text-box>
            <text:p text:style-name="P2">Algoritmo del programa para <text:s/>ordenar de mayor a menor </text:p>
            <text:p text:style-name="P2">Una lista de “n” numeros</text:p>
          </draw:text-box>
        </draw:frame>
      </draw:page>
      <draw:page draw:name="page2" draw:style-name="dp1" draw:master-page-name="Default">
        <draw:custom-shape draw:style-name="gr3" draw:text-style-name="P3" xml:id="id1" draw:id="id1" draw:layer="layout" svg:width="5.3cm" svg:height="1cm" svg:x="8.145cm" svg:y="0.6cm">
          <text:p text:style-name="P2"><text:span text:style-name="T1">Comienza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2" draw:id="id2" draw:layer="layout" svg:width="6.1cm" svg:height="2cm" draw:transform="skewX (-0.0179768912955382) translate (7.727cm 2.5cm)">
          <text:p text:style-name="P2"><text:span text:style-name="T2">N</text:span><text:span text:style-name="T3">←</text:span><text:span text:style-name="T2">5</text:span></text:p>
          <text:p text:style-name="P2"><text:span text:style-name="T2">Indice</text:span><text:span text:style-name="T3">←0</text:span></text:p>
          <text:p text:style-name="P2"><text:span text:style-name="T3">limite←n-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7cm" svg:height="2.3cm" svg:x="8.945cm" svg:y="6.8cm">
          <text:p text:style-name="P2"><text:span text:style-name="T2">Limite</text:span></text:p>
          <text:p text:style-name="P2"><text:span text:style-name="T2">&gt;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6" draw:id="id6" draw:layer="layout" svg:width="3.6cm" svg:height="2.7cm" svg:x="8.995cm" svg:y="13.8cm">
          <text:p text:style-name="P2"><text:span text:style-name="T4">Indice</text:span></text:p>
          <text:p text:style-name="P2"><text:span text:style-name="T4">&lt;</text:span></text:p>
          <text:p text:style-name="P2"><text:span text:style-name="T4">limi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12" draw:id="id12" draw:layer="layout" svg:width="5.6cm" svg:height="1.4cm" svg:x="2.3cm" svg:y="16.7cm">
          <text:p text:style-name="P2"><text:span text:style-name="T3">limite←limite – 1</text:span></text:p>
          <text:p text:style-name="P2"><text:span text:style-name="T3">indice←0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795cm" svg:y1="1.6cm" svg:x2="10.777cm" svg:y2="2.5cm" draw:start-shape="id1" draw:start-glue-point="6" draw:end-shape="id2" draw:end-glue-point="0" svg:d="M10795 1600l-18 900">
          <text:p/>
        </draw:connector>
        <draw:custom-shape draw:style-name="gr5" draw:text-style-name="P2" xml:id="id3" draw:id="id3" draw:layer="layout" svg:width="0.8cm" svg:height="0.6cm" svg:x="10.395cm" svg:y="5.3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10.813cm" svg:y1="4.5cm" svg:x2="10.795cm" svg:y2="5.329cm" draw:start-shape="id2" draw:start-glue-point="2" draw:end-shape="id3" draw:end-glue-point="4" svg:d="M10813 4500l-18 829">
          <text:p/>
        </draw:connector>
        <draw:connector draw:style-name="gr4" draw:text-style-name="P2" draw:layer="layout" draw:type="line" svg:x1="10.795cm" svg:y1="5.929cm" svg:x2="10.795cm" svg:y2="6.8cm" draw:start-shape="id3" draw:start-glue-point="8" draw:end-shape="id4" draw:end-glue-point="4" svg:d="M10795 5929v871">
          <text:p/>
        </draw:connector>
        <draw:custom-shape draw:style-name="gr5" draw:text-style-name="P2" xml:id="id5" draw:id="id5" draw:layer="layout" svg:width="0.573cm" svg:height="0.601cm" draw:transform="rotate (-0.0762708883133245) translate (10.533cm 12.356cm)">
          <text:p/>
          <draw:enhanced-geometry svg:viewBox="0 0 21600 21600" draw:mirror-vertical="tru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10.795cm" svg:y1="9.1cm" svg:x2="10.773cm" svg:y2="12.38cm" draw:start-shape="id4" draw:start-glue-point="6" draw:end-shape="id5" draw:end-glue-point="8" svg:d="M10795 9100l-22 3280">
          <text:p/>
        </draw:connector>
        <draw:connector draw:style-name="gr4" draw:text-style-name="P2" draw:layer="layout" draw:type="line" svg:x1="10.819cm" svg:y1="12.98cm" svg:x2="10.795cm" svg:y2="13.8cm" draw:start-shape="id5" draw:start-glue-point="4" draw:end-shape="id6" draw:end-glue-point="4" svg:d="M10819 12980l-24 820">
          <text:p/>
        </draw:connector>
        <draw:custom-shape draw:style-name="gr3" draw:text-style-name="P4" xml:id="id9" draw:id="id9" draw:layer="layout" svg:width="4.429cm" svg:height="3.699cm" draw:transform="skewX (-0.0301941960594962) rotate (0.000872664625997) translate (8.523cm 18.101cm)">
          <text:p text:style-name="P2"><text:span text:style-name="T2">andice</text:span></text:p>
          <text:p text:style-name="P2"><text:span text:style-name="T2">&lt;</text:span></text:p>
          <text:p text:style-name="P2"><text:span text:style-name="T2">aindice+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13" draw:id="id13" draw:layer="layout" svg:width="5.8cm" svg:height="1.9cm" svg:x="12.9cm" svg:y="20.9cm">
          <text:p text:style-name="P2"><text:span text:style-name="T3">pivote←aindice+ 1</text:span></text:p>
          <text:p text:style-name="P2"><text:span text:style-name="T3">aindice+1←aindice</text:span></text:p>
          <text:p text:style-name="P2"><text:span text:style-name="T3">aindice←pivo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5.6cm" svg:height="1.2cm" svg:x="8cm" svg:y="24.6cm">
          <text:p text:style-name="P2"><text:span text:style-name="T3">indice←indice +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0.7cm" svg:height="0.5cm" svg:x="10.445cm" svg:y="23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10.795cm" svg:y1="23.7cm" svg:x2="10.8cm" svg:y2="24.6cm" draw:start-shape="id7" draw:start-glue-point="8" draw:end-shape="id8" draw:end-glue-point="0" svg:d="M10795 23700l5 900">
          <text:p/>
        </draw:connector>
        <draw:connector draw:style-name="gr4" draw:text-style-name="P2" draw:layer="layout" draw:type="line" svg:x1="10.852cm" svg:y1="21.797cm" svg:x2="10.795cm" svg:y2="23.2cm" draw:start-shape="id9" draw:start-glue-point="6" draw:end-shape="id7" draw:end-glue-point="4" svg:d="M10852 21797l-57 1403">
          <text:p/>
        </draw:connector>
        <draw:custom-shape draw:style-name="gr3" draw:text-style-name="P2" xml:id="id10" draw:id="id10" draw:layer="layout" svg:width="2cm" svg:height="1.4cm" svg:x="17.1cm" svg:y="8.6cm">
          <text:p text:style-name="P2">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11" draw:id="id11" draw:layer="layout" svg:width="4.4cm" svg:height="1cm" svg:x="15.8cm" svg:y="10.8cm">
          <text:p text:style-name="P2"><text:span text:style-name="T1">Termina <text:s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18.1cm" svg:y1="9.917cm" svg:x2="18cm" svg:y2="10.8cm" draw:start-shape="id10" draw:start-glue-point="6" draw:end-shape="id11" draw:end-glue-point="4" svg:d="M18100 9917l-100 883">
          <text:p/>
        </draw:connector>
        <draw:connector draw:style-name="gr4" draw:text-style-name="P2" draw:layer="layout" svg:x1="8.995cm" svg:y1="15.15cm" svg:x2="5.1cm" svg:y2="16.7cm" draw:start-shape="id6" draw:start-glue-point="5" draw:end-shape="id12" draw:end-glue-point="0" svg:d="M8995 15150h-3895v1550">
          <text:p/>
        </draw:connector>
        <draw:connector draw:style-name="gr4" draw:text-style-name="P2" draw:layer="layout" svg:x1="12.645cm" svg:y1="7.95cm" svg:x2="18.1cm" svg:y2="8.6cm" draw:start-shape="id4" draw:start-glue-point="7" draw:end-shape="id10" draw:end-glue-point="4" svg:d="M12645 7950h5455v650">
          <text:p/>
        </draw:connector>
        <draw:connector draw:style-name="gr4" draw:text-style-name="P2" draw:layer="layout" svg:x1="2.3cm" svg:y1="17.4cm" svg:x2="10.51cm" svg:y2="12.702cm" draw:start-shape="id12" draw:start-glue-point="3" draw:end-shape="id5" draw:end-glue-point="6" svg:d="M2300 17400h-501v-4698h8711">
          <text:p/>
        </draw:connector>
        <draw:connector draw:style-name="gr4" draw:text-style-name="P2" draw:layer="layout" svg:x1="13.009cm" svg:y1="19.945cm" svg:x2="15.8cm" svg:y2="20.9cm" draw:start-shape="id9" draw:start-glue-point="7" draw:end-shape="id13" draw:end-glue-point="0" svg:d="M13009 19945h2791v955">
          <text:p/>
        </draw:connector>
        <draw:connector draw:style-name="gr4" draw:text-style-name="P2" draw:layer="layout" svg:x1="15.8cm" svg:y1="22.8cm" svg:x2="11.145cm" svg:y2="23.45cm" draw:start-shape="id13" draw:start-glue-point="2" draw:end-shape="id7" draw:end-glue-point="10" svg:d="M15800 22800v650h-4655">
          <text:p/>
        </draw:connector>
        <draw:connector draw:style-name="gr4" draw:text-style-name="P2" draw:layer="layout" draw:type="line" svg:x1="10.795cm" svg:y1="16.5cm" svg:x2="10.737cm" svg:y2="18.099cm" draw:start-shape="id6" draw:start-glue-point="6" draw:end-shape="id9" svg:d="M10795 16500l-58 1599">
          <text:p/>
        </draw:connector>
        <draw:custom-shape draw:style-name="gr6" draw:text-style-name="P2" draw:layer="layout" svg:width="1.4cm" svg:height="0.4cm" svg:x="14.6cm" svg:y="7.4cm">
          <text:p text:style-name="P2">No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1.3cm" svg:x="9.1cm" svg:y="9.9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cm" svg:height="0.4cm" svg:x="7.6cm" svg:y="14.4cm">
          <text:p text:style-name="P2">No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cm" svg:height="0.4cm" svg:x="10.9cm" svg:y="16.9cm">
          <text:p text:style-name="P2">Si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cm" svg:height="0.4cm" svg:x="13.6cm" svg:y="19.4cm">
          <text:p text:style-name="P2">Si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cm" svg:height="0.5cm" svg:x="9.8cm" svg:y="22.1cm">
          <text:p text:style-name="P2">No 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2" draw:layer="layout" draw:line-skew="0cm 5.404cm" svg:x1="10.8cm" svg:y1="25.8cm" svg:x2="11.082cm" svg:y2="12.658cm" draw:start-shape="id8" draw:start-glue-point="2" draw:end-shape="id5" draw:end-glue-point="10" svg:d="M10800 25800v501h8705v-13643h-8423">
          <text:p/>
        </draw:connector>
      </draw:page>
      <draw:page draw:name="page3" draw:style-name="dp1" draw:master-page-name="Default">
        <draw:frame draw:style-name="standard" draw:layer="layout" svg:width="19.389cm" svg:height="9.47cm" svg:x="1.2cm" svg:y="4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5">n</text:span></text:p>
              </table:table-cell>
              <table:table-cell>
                <text:p>a0</text:p>
              </table:table-cell>
              <table:table-cell>
                <text:p>a1</text:p>
              </table:table-cell>
              <table:table-cell>
                <text:p>a2</text:p>
              </table:table-cell>
              <table:table-cell>
                <text:p>a3</text:p>
              </table:table-cell>
              <table:table-cell>
                <text:p>a4</text:p>
              </table:table-cell>
              <table:table-cell>
                <text:p>Indice</text:p>
              </table:table-cell>
              <table:table-cell>
                <text:p>limite</text:p>
              </table:table-cell>
              <table:table-cell>
                <text:p>Pivote 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2</text:p>
              </table:table-cell>
              <table:table-cell>
                <text:p>7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4</text:p>
              </table:table-cell>
              <table:table-cell>
                <text:p>10</text:p>
              </table:table-cell>
            </table:table-row>
            <table:table-row table:style-name="ro1" table:default-cell-style-name="ce2">
              <table:table-cell/>
              <table:table-cell>
                <text:p>10</text:p>
              </table:table-cell>
              <table:table-cell>
                <text:p>5</text:p>
              </table:table-cell>
              <table:table-cell>
                <text:p>7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/>
              <table:table-cell>
                <text:p>10</text:p>
              </table:table-cell>
              <table:table-cell>
                <text:p>7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  <table:table-cell/>
              <table:table-cell>
                <text:p>4</text:p>
              </table:table-cell>
            </table:table-row>
            <table:table-row table:style-name="ro1" table:default-cell-style-name="ce2">
              <table:table-cell/>
              <table:table-cell>
                <text:p>10</text:p>
              </table:table-cell>
              <table:table-cell>
                <text:p>7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3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>4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>0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7.6cm" svg:height="1.3cm" svg:x="7.2cm" svg:y="2.1cm">
          <draw:text-box>
            <text:p text:style-name="P2">Prueba de escritorio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Ibarra Aguilar</meta:initial-creator>
    <meta:creation-date>2019-11-23T18:59:15.58</meta:creation-date>
    <dc:date>2019-11-25T21:05:19.49</dc:date>
    <dc:creator>Cristian Jonathan  Granados Islas </dc:creator>
    <meta:editing-duration>PT2H24M42S</meta:editing-duration>
    <meta:editing-cycles>5</meta:editing-cycles>
    <meta:generator>OpenOffice/4.1.6$Win32 OpenOffice.org_project/416m1$Build-9790</meta:generator>
    <meta:document-statistic meta:object-count="38"/>
  </office:meta>
</office:document-meta>
</file>